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B000000DE799E464FE908820E.png" manifest:media-type="image/png"/>
  <manifest:file-entry manifest:full-path="Pictures/100000010000050B000001117F647025493C29CF.png" manifest:media-type="image/png"/>
  <manifest:file-entry manifest:full-path="Pictures/100000010000050B0000011036AA0F1FC55CDFAF.png" manifest:media-type="image/png"/>
  <manifest:file-entry manifest:full-path="Pictures/100000010000050B000000F4EFDF91F0FD6EBBAD.png" manifest:media-type="image/png"/>
  <manifest:file-entry manifest:full-path="Pictures/1000000100000510000000C542D52640B015B5E1.png" manifest:media-type="image/png"/>
  <manifest:file-entry manifest:full-path="Pictures/10000001000004380000012A603365560C2865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145dd9" officeooo:paragraph-rsid="00145dd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45dd9" officeooo:paragraph-rsid="00145dd9"/>
    </style:style>
    <style:style style:name="P3" style:family="paragraph" style:parent-style-name="Standard">
      <style:text-properties officeooo:rsid="00151662" officeooo:paragraph-rsid="00151662"/>
    </style:style>
    <style:style style:name="P4" style:family="paragraph" style:parent-style-name="Standard">
      <style:text-properties officeooo:rsid="00169560" officeooo:paragraph-rsid="00169560"/>
    </style:style>
    <style:style style:name="P5" style:family="paragraph" style:parent-style-name="Standard">
      <style:text-properties officeooo:rsid="00186c75" officeooo:paragraph-rsid="00186c75"/>
    </style:style>
    <style:style style:name="P6" style:family="paragraph" style:parent-style-name="Standard">
      <style:text-properties officeooo:rsid="00151662" officeooo:paragraph-rsid="001516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ional and Logical Operators:-</text:p>
      <text:p text:style-name="P2"/>
      <text:p text:style-name="P2">Q 1] </text:p>
      <text:p text:style-name="P2"/>
      <text:p text:style-name="P2"><draw:frame draw:style-name="fr2" draw:name="Image1" text:anchor-type="char" svg:x="0cm" svg:y="0.614cm" svg:width="17cm" svg:height="4.69cm" draw:z-index="0"><draw:image xlink:href="Pictures/10000001000004380000012A603365560C286554.png" xlink:type="simple" xlink:show="embed" xlink:actuate="onLoad" draw:mime-type="image/png"/></draw:frame><text:s/></text:p>
      <text:p text:style-name="P3"/>
      <text:p text:style-name="P3"/>
      <text:p text:style-name="P3">Q 2]</text:p>
      <text:p text:style-name="P3"/>
      <text:p text:style-name="P3"/>
      <text:p text:style-name="P3"><draw:frame draw:style-name="fr1" draw:name="Image2" text:anchor-type="char" svg:width="17cm" svg:height="2.584cm" draw:z-index="5"><draw:image xlink:href="Pictures/1000000100000510000000C542D52640B015B5E1.png" xlink:type="simple" xlink:show="embed" xlink:actuate="onLoad" draw:mime-type="image/png"/></draw:frame></text:p>
      <text:p text:style-name="P3"/>
      <text:p text:style-name="P3">Q 3]</text:p>
      <text:p text:style-name="P3"/>
      <text:p text:style-name="P3"><draw:frame draw:style-name="fr1" draw:name="Image3" text:anchor-type="char" svg:width="17cm" svg:height="3.212cm" draw:z-index="1"><draw:image xlink:href="Pictures/100000010000050B000000F4EFDF91F0FD6EBBAD.png" xlink:type="simple" xlink:show="embed" xlink:actuate="onLoad" draw:mime-type="image/png"/></draw:frame><text:s/></text:p>
      <text:p text:style-name="P4"/>
      <text:p text:style-name="P4">Q 4]</text:p>
      <text:p text:style-name="P4"><draw:frame draw:style-name="fr2" draw:name="Image4" text:anchor-type="char" svg:x="0cm" svg:y="0.609cm" svg:width="17cm" svg:height="4.591cm" draw:z-index="2"><draw:image xlink:href="Pictures/100000010000050B0000011036AA0F1FC55CDFAF.png" xlink:type="simple" xlink:show="embed" xlink:actuate="onLoad" draw:mime-type="image/png"/></draw:frame><text:s/></text:p>
      <text:p text:style-name="P4"/>
      <text:p text:style-name="P4"><text:soft-page-break/></text:p>
      <text:p text:style-name="P5">Q 5]</text:p>
      <text:p text:style-name="P5"/>
      <text:p text:style-name="P5"><draw:frame draw:style-name="fr1" draw:name="Image5" text:anchor-type="char" svg:width="17cm" svg:height="3.595cm" draw:z-index="3"><draw:image xlink:href="Pictures/100000010000050B000001117F647025493C29CF.png" xlink:type="simple" xlink:show="embed" xlink:actuate="onLoad" draw:mime-type="image/png"/></draw:frame><text:s/></text:p>
      <text:p text:style-name="P5"/>
      <text:p text:style-name="P5">Q 6]</text:p>
      <text:p text:style-name="P5"/>
      <text:p text:style-name="P5"><draw:frame draw:style-name="fr1" draw:name="Image6" text:anchor-type="char" svg:width="17cm" svg:height="2.923cm" draw:z-index="4"><draw:image xlink:href="Pictures/100000010000050B000000DE799E464FE90882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45dd9" officeooo:paragraph-rsid="00145dd9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ngnment-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7:47.845010040</meta:creation-date>
    <dc:date>2023-09-12T23:25:03.114991448</dc:date>
    <meta:editing-duration>PT22M29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12" meta:word-count="18" meta:character-count="80" meta:non-whitespace-character-count="65"/>
  </office:meta>
</office:document-meta>
</file>